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000000190243FA082.png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833cm" fo:margin-left="0cm" fo:margin-right="-0.005cm" table:align="margins" style:writing-mode="lr-tb"/>
    </style:style>
    <style:style style:name="Tableau1.A" style:family="table-column">
      <style:table-column-properties style:column-width="2.175cm" style:rel-column-width="8467*"/>
    </style:style>
    <style:style style:name="Tableau1.B" style:family="table-column">
      <style:table-column-properties style:column-width="2.217cm" style:rel-column-width="8632*"/>
    </style:style>
    <style:style style:name="Tableau1.C" style:family="table-column">
      <style:table-column-properties style:column-width="8.015cm" style:rel-column-width="31205*"/>
    </style:style>
    <style:style style:name="Tableau1.D" style:family="table-column">
      <style:table-column-properties style:column-width="2.408cm" style:rel-column-width="9373*"/>
    </style:style>
    <style:style style:name="Tableau1.E" style:family="table-column">
      <style:table-column-properties style:column-width="2.018cm" style:rel-column-width="7858*"/>
    </style:style>
    <style:style style:name="Tableau1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cm" fo:border="0.002cm solid #000000"/>
    </style:style>
    <style:style style:name="Tableau1.A2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leau1.E2" style:family="table-cell">
      <style:table-cell-properties style:vertical-align="middle" fo:padding="0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-1.588cm" fo:text-indent="0cm" style:auto-text-indent="false"/>
    </style:style>
    <style:style style:name="P2" style:family="paragraph" style:parent-style-name="Footer">
      <style:text-properties style:font-name="Arial" fo:font-size="8pt" style:font-size-asian="8pt" style:font-name-complex="Arial" style:font-size-complex="8pt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style:font-name-complex="Arial"/>
    </style:style>
    <style:style style:name="P5" style:family="paragraph" style:parent-style-name="Standard"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Header">
      <style:paragraph-properties fo:text-align="center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Header">
      <style:paragraph-properties fo:text-align="center" style:justify-single-word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Heading_20_3">
      <style:text-properties fo:font-size="12pt" style:font-size-asian="12pt"/>
    </style:style>
    <style:style style:name="P11" style:family="paragraph" style:parent-style-name="Heading_20_4">
      <style:text-properties fo:font-size="10pt" style:font-size-asian="10pt" style:font-size-complex="10pt"/>
    </style:style>
    <style:style style:name="P12" style:family="paragraph" style:parent-style-name="Heading_20_4">
      <style:text-properties fo:font-size="20pt" style:font-size-asian="20pt"/>
    </style:style>
    <style:style style:name="P13" style:family="paragraph" style:parent-style-name="Heading_20_4" style:master-page-name="Standard">
      <style:paragraph-properties style:page-number="auto"/>
      <style:text-properties fo:font-size="20pt" style:font-size-asian="20pt"/>
    </style:style>
    <style:style style:name="P14" style:family="paragraph" style:parent-style-name="Heading_20_2">
      <style:text-properties fo:font-size="12pt" style:font-size-asian="12pt"/>
    </style:style>
    <style:style style:name="P15" style:family="paragraph" style:parent-style-name="Heading_20_1">
      <style:text-properties fo:font-size="16pt" style:font-size-asian="16pt" style:font-size-complex="16pt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8pt" fo:language="en" fo:country="US" style:font-size-asian="8pt" style:font-name-complex="Arial" style:font-size-complex="8pt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style:font-size-asian="11pt" style:font-name-complex="Arial" style:font-size-complex="11pt" style:font-weight-complex="bold"/>
    </style:style>
    <style:style style:name="T5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font-size="2pt" fo:font-style="normal" style:font-size-asian="2pt" style:font-style-asian="normal" style:font-size-complex="2pt" style:font-style-complex="normal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4"/>
      <text:h text:style-name="P11" text:outline-level="4"/>
      <text:h text:style-name="P12" text:outline-level="4">D E C L A R A Ç Ã O</text:h>
      <text:p text:style-name="P4"/>
      <text:p text:style-name="P4"/>
      <text:p text:style-name="P3"><text:span text:style-name="T3">Declaro para os devidos fins de comprovação curricular que, o(a) professor(a) {professor}</text:span><text:span text:style-name="T4">,</text:span><text:span text:style-name="T3"> lotado(a) no {dep}</text:span><text:span text:style-name="T5"> </text:span><text:span text:style-name="T3">da Universidade Federal de Roraima, ministrou, no(s) período(s) indicado(s), as disciplinas abaixo relacionadas</text:span><text:span text:style-name="T1">:</text:span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7">Codigo</text:p>
          </table:table-cell>
          <table:table-cell table:style-name="Tableau1.A1" office:value-type="string">
            <text:p text:style-name="P7">Turma</text:p>
          </table:table-cell>
          <table:table-cell table:style-name="Tableau1.A1" office:value-type="string">
            <text:p text:style-name="P7">Nome</text:p>
          </table:table-cell>
          <table:table-cell table:style-name="Tableau1.A1" office:value-type="string">
            <text:p text:style-name="P7">Periodo</text:p>
          </table:table-cell>
          <table:table-cell table:style-name="Tableau1.E1" office:value-type="string">
            <text:p text:style-name="P7">C.H</text:p>
          </table:table-cell>
        </table:table-row>
        <table:table-row>
          <table:table-cell table:style-name="Tableau1.A2" office:value-type="string">
            <text:p text:style-name="P8"><text:span text:style-name="T8">[!-- BEGIN row.articles --]</text:span><text:span text:style-name="T6">{codArticle}</text:span></text:p>
          </table:table-cell>
          <table:table-cell table:style-name="Tableau1.A2" office:value-type="string">
            <text:p text:style-name="P8">{turmaArticle}</text:p>
          </table:table-cell>
          <table:table-cell table:style-name="Tableau1.A2" office:value-type="string">
            <text:p text:style-name="P8"><text:bookmark-start text:name="__DdeLink__473_924968137"/>{nomeArticle}<text:bookmark-end text:name="__DdeLink__473_924968137"/></text:p>
          </table:table-cell>
          <table:table-cell table:style-name="Tableau1.A2" office:value-type="string">
            <text:p text:style-name="P8">{periodoArticle}</text:p>
          </table:table-cell>
          <table:table-cell table:style-name="Tableau1.E2" office:value-type="string">
            <text:p text:style-name="P9">{chArticle}<text:bookmark-start text:name="__DdeLink__261_1995622014"/><text:span text:style-name="T7">[!-- END row.articles --]</text:span><text:bookmark-end text:name="__DdeLink__261_1995622014"/></text:p>
          </table:table-cell>
        </table:table-row>
      </table:table>
      <text:p text:style-name="P5"/>
      <text:p text:style-name="P5">Boa Vista – RR, {data}</text:p>
      <text:p text:style-name="P5"/>
      <text:p text:style-name="P5"/>
      <text:p text:style-name="P5"/>
      <text:p text:style-name="P5">Acácia Duarte</text:p>
      <text:p text:style-name="P6">Diretora do DERCA/UFR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20pt" style:font-size-asian="20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style:font-size-asian="16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24pt" style:font-size-asian="24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.588cm" fo:text-indent="0cm" style:auto-text-indent="false"/>
    </style:style>
    <style:style style:name="MP2" style:family="paragraph" style:parent-style-name="Heading_20_1">
      <style:text-properties fo:font-size="16pt" style:font-size-asian="16pt" style:font-size-complex="16pt" style:font-weight-complex="bold"/>
    </style:style>
    <style:style style:name="MP3" style:family="paragraph" style:parent-style-name="Heading_20_2">
      <style:text-properties fo:font-size="12pt" style:font-size-asian="12pt"/>
    </style:style>
    <style:style style:name="MP4" style:family="paragraph" style:parent-style-name="Heading_20_3">
      <style:text-properties fo:font-size="12pt" style:font-size-asian="12pt"/>
    </style:style>
    <style:style style:name="MP5" style:family="paragraph" style:parent-style-name="Footer">
      <style:text-properties style:font-name="Arial" fo:font-size="8pt" style:font-size-asian="8pt" style:font-name-complex="Arial" style:font-size-complex="8pt"/>
    </style:style>
    <style:style style:name="MT1" style:family="text">
      <style:text-properties style:font-name="Arial" style:font-name-complex="Arial"/>
    </style:style>
    <style:style style:name="MT2" style:family="text">
      <style:text-properties style:font-name="Arial" fo:font-size="8pt" fo:language="en" fo:country="US" style:font-size-asian="8pt" style:font-name-complex="Arial" style:font-size-complex="8pt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0.953cm" fo:margin-bottom="0.661cm" fo:margin-left="2.858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48cm" fo:margin-left="0cm" fo:margin-right="0cm" fo:margin-bottom="0.75cm" style:dynamic-spacing="true"/>
      </style:header-style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801cm" fo:margin-bottom="1.501cm" fo:margin-left="2.858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2" text:anchor-type="char" svg:x="2.54cm" svg:y="0.233cm" svg:width="12.698cm" svg:height="1.903cm" draw:z-index="2"><draw:text-box><text:h text:style-name="MP2" text:outline-level="1">UNIVERSIDADE FEDERAL DE RORAIMA</text:h><text:h text:style-name="MP3" text:outline-level="2">PRÓ-REITORIA DE ENSINO E GRADUAÇÃO</text:h><text:h text:style-name="MP4" text:outline-level="3">DEPARTAMENTO DE REGISTRO E CONTROLE ACADÊMICO</text:h></draw:text-box></draw:frame><text:span text:style-name="MT1"><draw:frame draw:style-name="Mfr2" draw:name="figura1" text:anchor-type="as-char" svg:width="2.35cm" svg:height="2.35cm" draw:z-index="0"><draw:image xlink:href="Pictures/100002010000019000000190243FA082.png" xlink:type="simple" xlink:show="embed" xlink:actuate="onLoad"/></draw:frame></text:span><text:span text:style-name="MT1"> <text:s text:c="105"/></text:span><text:span text:style-name="MT1"><draw:frame draw:style-name="Mfr2" draw:name="figura2" text:anchor-type="as-char" svg:width="3.173cm" svg:height="2.316cm" draw:z-index="1"><draw:image xlink:href="Pictures/1000000000000106000000BA04B8D440.png" xlink:type="simple" xlink:show="embed" xlink:actuate="onLoad"/></draw:frame></text:span></text:p>
      </style:header>
      <style:footer>
        <text:p text:style-name="MP5">__________________________________________________________________________________________________________</text:p>
        <text:p text:style-name="MP5">Departamento de Registro e Controle Acadêmico</text:p>
        <text:p text:style-name="MP5">Av. Ene Garcez, 2413 – Aeroporto</text:p>
        <text:p text:style-name="Footer"><text:span text:style-name="MT2">CEP: 69304-000 <text:s text:c="3"/>Fone(Fax) (95) – 36213129 <text:s text:c="5"/>- <text:s text:c="6"/>Email: <text:s/></text:span><text:a xlink:type="simple" xlink:href="mailto:derca@ufrr.br"><text:span text:style-name="Internet_20_link"><text:span text:style-name="MT2">derca@ufrr.br</text:span></text:span></text:a><text:span text:style-name="MT2"> <text:s text:c="2"/>/ www.ufrr.br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Franciney Cardoso Froz</meta:initial-creator>
    <meta:creation-date>2010-05-14T10:51:00</meta:creation-date>
    <dc:creator>soonho </dc:creator>
    <dc:date>2012-04-09T14:23:40</dc:date>
    <meta:print-date>2010-05-14T17:02:00</meta:print-date>
    <meta:editing-cycles>24</meta:editing-cycles>
    <meta:editing-duration>PT02H25M15S</meta:editing-duration>
    <meta:generator>OpenOffice.org/3.2$Unix OpenOffice.org_project/320m12$Build-9483</meta:generator>
    <meta:document-statistic meta:table-count="1" meta:image-count="2" meta:object-count="0" meta:page-count="1" meta:paragraph-count="23" meta:word-count="105" meta:character-count="936"/>
    <meta:user-defined meta:name="Informações 1"/>
    <meta:user-defined meta:name="Informações 2"/>
    <meta:user-defined meta:name="Informações 3"/>
    <meta:user-defined meta:name="Informações 4"/>
  </office:meta>
</office:document-meta>
</file>